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Uzdevumi" style:family="table">
      <style:table-properties style:width="17.59cm" table:align="margins"/>
    </style:style>
    <style:style style:name="Uzdevumi.A" style:family="table-column">
      <style:table-column-properties style:column-width="3.517cm" style:rel-column-width="13107*"/>
    </style:style>
    <style:style style:name="Uzdevumi.A1" style:family="table-cell">
      <style:table-cell-properties fo:background-color="#6699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Uzdevumi.E1" style:family="table-cell">
      <style:table-cell-properties fo:background-color="#669966" fo:padding="0.097cm" fo:border="0.002cm solid #000000">
        <style:background-image/>
      </style:table-cell-properties>
    </style:style>
    <style:style style:name="Uzdevumi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Uzdevumi.B2" style:family="table-cell">
      <style:table-cell-properties fo:padding="0.097cm" fo:border-left="0.002cm solid #000000" fo:border-right="none" fo:border-top="none" fo:border-bottom="0.002cm solid #000000"/>
    </style:style>
    <style:style style:name="Uzdevumi.E2" style:family="table-cell">
      <style:table-cell-properties fo:padding="0.097cm" fo:border-left="0.002cm solid #000000" fo:border-right="0.002cm solid #000000" fo:border-top="none" fo:border-bottom="0.002cm solid #000000"/>
    </style:style>
    <style:style style:name="Uzdevumi.C3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color="#000000" fo:background-color="transparent"/>
    </style:style>
    <style:style style:name="P2" style:family="paragraph" style:parent-style-name="Table_20_Contents">
      <style:text-properties fo:language="lv" fo:country="LV"/>
    </style:style>
    <style:style style:name="T1" style:family="text">
      <style:text-properties fo:language="lv" fo:country="LV"/>
    </style:style>
    <style:style style:name="T2" style:family="text">
      <style:text-properties fo:color="#9cdcfe" style:font-name="Consolas" fo:font-size="10.5pt" fo:font-weight="normal" fo:background-color="#1f1f1f"/>
    </style:style>
    <style:style style:name="T3" style:family="text">
      <style:text-properties fo:color="#9cdcfe" style:font-name="Consolas" fo:font-size="10.5pt" fo:language="lv" fo:country="LV" fo:font-weight="normal" fo:background-color="#1f1f1f"/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Uzdevumi" table:style-name="Uzdevumi">
        <table:table-column table:style-name="Uzdevumi.A" table:number-columns-repeated="5"/>
        <table:table-row>
          <table:table-cell table:style-name="Uzdevumi.A1" office:value-type="string">
            <text:p text:style-name="P1">Uzd. Nr.</text:p>
          </table:table-cell>
          <table:table-cell table:style-name="Uzdevumi.A1" office:value-type="string">
            <text:p text:style-name="P1">Uzd. Nosaukums</text:p>
          </table:table-cell>
          <table:table-cell table:style-name="Uzdevumi.A1" office:value-type="string">
            <text:p text:style-name="P1">Datums</text:p>
          </table:table-cell>
          <table:table-cell table:style-name="Uzdevumi.A1" office:value-type="string">
            <text:p text:style-name="P1">Patērētās stundas</text:p>
          </table:table-cell>
          <table:table-cell table:style-name="Uzdevumi.E1" office:value-type="string">
            <text:p text:style-name="P1">Piezīmes</text:p>
          </table:table-cell>
        </table:table-row>
        <table:table-row>
          <table:table-cell table:style-name="Uzdevumi.A2" office:value-type="float" office:value="1.1">
            <text:p text:style-name="Table_20_Contents">1.1</text:p>
          </table:table-cell>
          <table:table-cell table:style-name="Uzdevumi.B2" office:value-type="string">
            <text:p text:style-name="Table_20_Contents">GIT repozitorija izveide</text:p>
          </table:table-cell>
          <table:table-cell table:style-name="Uzdevumi.B2" office:value-type="string">
            <text:p text:style-name="Table_20_Contents">0<text:span text:style-name="T1">3</text:span>/0<text:span text:style-name="T1">5</text:span>/23</text:p>
          </table:table-cell>
          <table:table-cell table:style-name="Uzdevumi.B2" office:value-type="string">
            <text:p text:style-name="Table_20_Contents">1h</text:p>
          </table:table-cell>
          <table:table-cell table:style-name="Uzdevumi.E2" office:value-type="string">
            <text:p text:style-name="Table_20_Contents">Repozitorija izveide, tukša API projekta izveide, iepazīšanās ar uzdevumu</text:p>
          </table:table-cell>
        </table:table-row>
        <table:table-row>
          <table:table-cell table:style-name="Uzdevumi.A2" office:value-type="float" office:value="1.2">
            <text:p text:style-name="Table_20_Contents">1.2</text:p>
          </table:table-cell>
          <table:table-cell table:style-name="Uzdevumi.B2" office:value-type="string">
            <text:p text:style-name="Table_20_Contents">Entītiju mode<text:span text:style-name="T1">ļu izveide</text:span></text:p>
          </table:table-cell>
          <table:table-cell table:style-name="Uzdevumi.C3" office:value-type="date" office:date-value="2023-04-05">
            <text:p text:style-name="P2">04/05/23</text:p>
          </table:table-cell>
          <table:table-cell table:style-name="Uzdevumi.B2" office:value-type="string">
            <text:p text:style-name="P2">1h</text:p>
          </table:table-cell>
          <table:table-cell table:style-name="Uzdevumi.E2" office:value-type="string">
            <text:p text:style-name="P2">Nepieciešamo entītiju modeļu izveide, migrāciju izveide</text:p>
          </table:table-cell>
        </table:table-row>
        <table:table-row>
          <table:table-cell table:style-name="Uzdevumi.A2" office:value-type="float" office:value="2.1">
            <text:p text:style-name="P2">2.1</text:p>
          </table:table-cell>
          <table:table-cell table:style-name="Uzdevumi.B2" office:value-type="string">
            <text:p text:style-name="P2">Lietotāja autentifikācijas un autorizēšanas nodrošinājums API </text:p>
          </table:table-cell>
          <table:table-cell table:style-name="Uzdevumi.C3" office:value-type="date" office:date-value="2023-04-05">
            <text:p text:style-name="P2">04/05/23</text:p>
          </table:table-cell>
          <table:table-cell table:style-name="Uzdevumi.B2" office:value-type="string">
            <text:p text:style-name="P2">2h</text:p>
          </table:table-cell>
          <table:table-cell table:style-name="Uzdevumi.E2" office:value-type="string">
            <text:p text:style-name="P2">Iepazīšanās ar interneta resursu</text:p>
          </table:table-cell>
        </table:table-row>
        <table:table-row>
          <table:table-cell table:style-name="Uzdevumi.A2" office:value-type="float" office:value="2.1">
            <text:p text:style-name="P2">2.1</text:p>
          </table:table-cell>
          <table:table-cell table:style-name="Uzdevumi.B2" office:value-type="string">
            <text:p text:style-name="P2">Lietotāja autentifikācijas un autorizēšanas nodrošinājums API</text:p>
          </table:table-cell>
          <table:table-cell table:style-name="Uzdevumi.C3" office:value-type="date" office:date-value="2023-05-05">
            <text:p text:style-name="P2">05/05/23</text:p>
          </table:table-cell>
          <table:table-cell table:style-name="Uzdevumi.B2" office:value-type="string">
            <text:p text:style-name="P2">3h</text:p>
          </table:table-cell>
          <table:table-cell table:style-name="Uzdevumi.E2" office:value-type="string">
            <text:p text:style-name="P2">Autentifikācijas un atorizēšanās implementācija API</text:p>
          </table:table-cell>
        </table:table-row>
        <table:table-row>
          <table:table-cell table:style-name="Uzdevumi.A2" office:value-type="float" office:value="2.2">
            <text:p text:style-name="P2">2.2</text:p>
          </table:table-cell>
          <table:table-cell table:style-name="Uzdevumi.B2" office:value-type="string">
            <text:p text:style-name="P2">Frontend projekta izveide </text:p>
          </table:table-cell>
          <table:table-cell table:style-name="Uzdevumi.C3" office:value-type="date" office:date-value="2023-05-05">
            <text:p text:style-name="P2">05/05/23</text:p>
          </table:table-cell>
          <table:table-cell table:style-name="Uzdevumi.B2" office:value-type="string">
            <text:p text:style-name="P2">3h</text:p>
          </table:table-cell>
          <table:table-cell table:style-name="Uzdevumi.E2" office:value-type="string">
            <text:p text:style-name="P2">Jauna Vue projekta izveide, iepazīšanās ar dokumentāciju, nepieciešamo pakešu instalācija</text:p>
          </table:table-cell>
        </table:table-row>
        <table:table-row>
          <table:table-cell table:style-name="Uzdevumi.A2" office:value-type="float" office:value="2.2">
            <text:p text:style-name="P2">2.2</text:p>
          </table:table-cell>
          <table:table-cell table:style-name="Uzdevumi.B2" office:value-type="string">
            <text:p text:style-name="P2">Lietotāja autentifikācijas un autorizēšanas nodrošinājums frontend</text:p>
          </table:table-cell>
          <table:table-cell table:style-name="Uzdevumi.C3" office:value-type="date" office:date-value="2023-08-05">
            <text:p text:style-name="P2">08/05/23</text:p>
          </table:table-cell>
          <table:table-cell table:style-name="Uzdevumi.B2" office:value-type="string">
            <text:p text:style-name="P2">3h</text:p>
          </table:table-cell>
          <table:table-cell table:style-name="Uzdevumi.E2" office:value-type="string">
            <text:p text:style-name="P2">Autentifikācijas un atorizēšanās implementācija frontend</text:p>
          </table:table-cell>
        </table:table-row>
        <table:table-row>
          <table:table-cell table:style-name="Uzdevumi.A2" office:value-type="float" office:value="2.2">
            <text:p text:style-name="P2">2.2</text:p>
          </table:table-cell>
          <table:table-cell table:style-name="Uzdevumi.B2" office:value-type="string">
            <text:p text:style-name="P2">'login' lapas izveide</text:p>
          </table:table-cell>
          <table:table-cell table:style-name="Uzdevumi.C3" office:value-type="date" office:date-value="2023-08-05">
            <text:p text:style-name="P2">08/05/23</text:p>
          </table:table-cell>
          <table:table-cell table:style-name="Uzdevumi.B2" office:value-type="string">
            <text:p text:style-name="P2">1h</text:p>
          </table:table-cell>
          <table:table-cell table:style-name="Uzdevumi.E2" office:value-type="string">
            <text:p text:style-name="P2">'login' lapas izveide frontend</text:p>
          </table:table-cell>
        </table:table-row>
        <table:table-row>
          <table:table-cell table:style-name="Uzdevumi.A2" office:value-type="float" office:value="2.2">
            <text:p text:style-name="P2">2.2</text:p>
          </table:table-cell>
          <table:table-cell table:style-name="Uzdevumi.B2" office:value-type="string">
            <text:p text:style-name="P2">Atkļūdošana frontend projektā</text:p>
          </table:table-cell>
          <table:table-cell table:style-name="Uzdevumi.C3" office:value-type="date" office:date-value="2023-08-05">
            <text:p text:style-name="P2">08/05/23</text:p>
          </table:table-cell>
          <table:table-cell table:style-name="Uzdevumi.B2" office:value-type="string">
            <text:p text:style-name="P2">3h</text:p>
          </table:table-cell>
          <table:table-cell table:style-name="Uzdevumi.E2" office:value-type="string">
            <text:p text:style-name="P2">Atkļūdošana frontend projektā, dokumentācijas lasīšana</text:p>
          </table:table-cell>
        </table:table-row>
        <table:table-row>
          <table:table-cell table:style-name="Uzdevumi.A2" office:value-type="float" office:value="2.2">
            <text:p text:style-name="P2">2.2</text:p>
          </table:table-cell>
          <table:table-cell table:style-name="Uzdevumi.B2" office:value-type="string">
            <text:p text:style-name="P2">'register' lapas izveide</text:p>
          </table:table-cell>
          <table:table-cell table:style-name="Uzdevumi.C3" office:value-type="date" office:date-value="2023-08-05">
            <text:p text:style-name="P2">08/05/23</text:p>
          </table:table-cell>
          <table:table-cell table:style-name="Uzdevumi.B2" office:value-type="string">
            <text:p text:style-name="P2">2h</text:p>
          </table:table-cell>
          <table:table-cell table:style-name="Uzdevumi.E2" office:value-type="string">
            <text:p text:style-name="P2">'register' lapas izveide, validācijas paķetes 'vee-validate' pievienošana</text:p>
          </table:table-cell>
        </table:table-row>
        <table:table-row>
          <table:table-cell table:style-name="Uzdevumi.A2" office:value-type="float" office:value="2.2">
            <text:p text:style-name="P2">2.2</text:p>
          </table:table-cell>
          <table:table-cell table:style-name="Uzdevumi.B2" office:value-type="string">
            <text:p text:style-name="P2">Izrakstīšanās implementācija frontend</text:p>
          </table:table-cell>
          <table:table-cell table:style-name="Uzdevumi.C3" office:value-type="date" office:date-value="2023-11-05">
            <text:p text:style-name="P2">11/05/23</text:p>
          </table:table-cell>
          <table:table-cell table:style-name="Uzdevumi.B2" office:value-type="string">
            <text:p text:style-name="P2">1h</text:p>
          </table:table-cell>
          <table:table-cell table:style-name="Uzdevumi.E2" office:value-type="string">
            <text:p text:style-name="P2">Izrakstīšanās funkcionalitātes implementācija frontend</text:p>
          </table:table-cell>
        </table:table-row>
        <text:soft-page-break/>
        <table:table-row>
          <table:table-cell table:style-name="Uzdevumi.A2" office:value-type="float" office:value="2.2">
            <text:p text:style-name="P2">2.2</text:p>
          </table:table-cell>
          <table:table-cell table:style-name="Uzdevumi.B2" office:value-type="string">
            <text:p text:style-name="P2">Frontend lapu uzlabošana</text:p>
          </table:table-cell>
          <table:table-cell table:style-name="Uzdevumi.C3" office:value-type="date" office:date-value="2023-11-05">
            <text:p text:style-name="P2">11/05/23</text:p>
          </table:table-cell>
          <table:table-cell table:style-name="Uzdevumi.B2" office:value-type="string">
            <text:p text:style-name="P2">2h</text:p>
          </table:table-cell>
          <table:table-cell table:style-name="Uzdevumi.E2" office:value-type="string">
            <text:p text:style-name="Table_20_Contents"><text:span text:style-name="T1">Iepazīšanās ar 'bootstrap-vue-next' paketes dokumentāciju, 'vue3-toastify' paketes pievienošana, lapu vizuālā uzlabošana</text:span></text:p>
          </table:table-cell>
        </table:table-row>
        <table:table-row>
          <table:table-cell table:style-name="Uzdevumi.A2">
            <text:p text:style-name="P2"/>
          </table:table-cell>
          <table:table-cell table:style-name="Uzdevumi.B2" office:value-type="string">
            <text:p text:style-name="P2"/>
          </table:table-cell>
          <table:table-cell table:style-name="Uzdevumi.C3">
            <text:p text:style-name="P2"/>
          </table:table-cell>
          <table:table-cell table:style-name="Uzdevumi.B2" office:value-type="string">
            <text:p text:style-name="P2"/>
          </table:table-cell>
          <table:table-cell table:style-name="Uzdevumi.E2" office:value-type="string">
            <text:p text:style-name="P2"/>
          </table:table-cell>
        </table:table-row>
        <table:table-row>
          <table:table-cell table:style-name="Uzdevumi.A2">
            <text:p text:style-name="P2"/>
          </table:table-cell>
          <table:table-cell table:style-name="Uzdevumi.B2" office:value-type="string">
            <text:p text:style-name="P2"/>
          </table:table-cell>
          <table:table-cell table:style-name="Uzdevumi.C3">
            <text:p text:style-name="P2"/>
          </table:table-cell>
          <table:table-cell table:style-name="Uzdevumi.B2" office:value-type="string">
            <text:p text:style-name="P2"/>
          </table:table-cell>
          <table:table-cell table:style-name="Uzdevumi.E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5-04T12:55:35.62</meta:creation-date>
    <dc:date>2023-05-15T21:52:06.19</dc:date>
    <meta:editing-duration>PT1H26M57S</meta:editing-duration>
    <meta:editing-cycles>2</meta:editing-cycles>
    <meta:generator>OpenOffice/4.1.2$Win32 OpenOffice.org_project/412m3$Build-9782</meta:generator>
    <meta:document-statistic meta:table-count="1" meta:image-count="0" meta:object-count="0" meta:page-count="2" meta:paragraph-count="60" meta:word-count="153" meta:character-count="1280"/>
  </office:meta>
</office:document-meta>
</file>